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fo:font-size="22pt" style:font-size-asian="22pt" style:font-size-complex="22pt"/>
    </style:style>
    <style:style style:name="P2" style:family="paragraph" style:parent-style-name="Standard">
      <style:text-properties fo:font-size="14pt" style:font-size-asian="14pt" style:font-size-complex="14pt"/>
    </style:style>
    <style:style style:name="T1" style:family="text">
      <style:text-properties officeooo:rsid="001ec89f"/>
    </style:style>
    <style:style style:name="T2" style:family="text">
      <style:text-properties fo:font-weight="bold" style:font-weight-asian="bold" style:font-weight-complex="bold"/>
    </style:style>
    <style:style style:name="T3" style:family="text">
      <style:text-properties fo:font-weight="bold" officeooo:rsid="001ec89f" style:font-weight-asian="bold" style:font-weight-complex="bold"/>
    </style:style>
    <style:style style:name="Sect1" style:family="section">
      <style:section-properties text:dont-balance-text-columns="false" style:editable="false">
        <style:columns fo:column-count="2" fo:column-gap="0.497cm">
          <style:column style:rel-width="4818*" fo:start-indent="0cm" fo:end-indent="0.249cm"/>
          <style:column style:rel-width="4820*" fo:start-indent="0.249cm" fo:end-indent="0cm"/>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Område1">
        <text:h text:style-name="P1" text:outline-level="1">Lasagne al Forno</text:h>
        <text:p text:style-name="P2">Smakrik lasagne för 6-8 personer.<text:line-break/>Klar på ca 2 timmar, såsen behöver koka ihop sig länge för smakens skull.<text:line-break/><text:line-break/><text:span text:style-name="T2">Köttfärssås</text:span><text:line-break/>* 800 g köttfärs<text:line-break/>* 1 stor gul lök<text:line-break/>* 2-3 klyftor vitlök<text:line-break/>* Olivolja<text:line-break/>* 3-4 msk tomatpuré<text:line-break/>* 2 burkar krossade tomater<text:line-break/>* 2-3 tsk sambal oelek<text:line-break/>* 1 msk vardera av grönsaks- respektive köttbuljong i pulverform<text:line-break/>* 2 msk kinesisk soja<text:line-break/>* 1 msk currypulver<text:line-break/>* 1 dl mjölk<text:line-break/>* 1 skvätt rödvin (bara om du har)<text:line-break/>* Salt, svart- och vitpeppar<text:line-break/><text:line-break/>Finhacka löken och stek den i olivolja. Hacka vitlöken och släng med den efter en liten stund. I med hälften av sambalen och lite av sojan. Låt fräsa en stund och skrapa sedan ur lökblandningen på en tallrik.<text:line-break/><text:line-break/>I med köttfärsen i pannan och fräs tills färsen får lite färg. Sedan är det bara att slänga på resten av ingredienserna – tomater, tomatpuré, curry, mjölk, eventuellt rödvin, buljongpulver, soja och kryddor. Låt såsen koka riktigt länge så att smakerna kommer fram. Och om man inte orkar fortsätta och göra en lasagne av det hela så ha i lite tomat- och parikatärningar och kanske några färska örter på slutet och avnjut till lite pasta.<text:line-break/><text:line-break/><text:span text:style-name="T3">B</text:span><text:span text:style-name="T2">echamelsås:</text:span><text:line-break/>* 75 g smör<text:line-break/>* 75 g mjöl<text:line-break/>* 13,5 dl röd mjölk<text:line-break/>* Vitpeppar, salt<text:line-break/>* Eventuellt lite muskotnöt<text:line-break/><text:line-break/>Smält smöret i en kastrull. Vispa ihop med mjölet. Värm mjölken och vispa ihop med smör- och mjölblandningen, lite i taget så att det inte blir några klumpar, med spisen på medelvärme. Vispa hela tiden så att det inte bränns vid. Koka upp och tag av från plattan. Smaksätt med vitpeppar, salt och gärna lite muskot.<text:line-break/><text:line-break/><text:span text:style-name="T2">Till lasagnen behövs även:</text:span><text:line-break/>* 1 pkt Barilla lasagneplattor<text:line-break/>* 2 dl god, riven ost<text:line-break/><text:line-break/>Sätt ugnen på 200 grader. Smeta ut ett tunt lager bechamelsås i botten av en ugnsfast form. Lägg på ett lager lasagneplattor sida vid sida, ett lager köttfärssås ovanpå, sedan bechamel igen, lasagneplattor, köttfärssås, bechamel, lasagneplattor, köttfärssås, bechamel osv. Översta lagret (beroende på hur stor formen är brukar det bli 3-5 lager) ska bestå av plattor, bechamelsås, och riven ost ovanpå. In i ugnen i ca 20 minuter.<text:line-break/></text:p>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18T08:43:28.014000000</meta:creation-date>
    <dc:date>2021-01-18T08:48:31.582000000</dc:date>
    <meta:editing-duration>PT5M3S</meta:editing-duration>
    <meta:editing-cycles>2</meta:editing-cycles>
    <meta:generator>LibreOffice/6.4.6.2$Windows_X86_64 LibreOffice_project/0ce51a4fd21bff07a5c061082cc82c5ed232f115</meta:generator>
    <meta:document-statistic meta:table-count="0" meta:image-count="0" meta:object-count="0" meta:page-count="1" meta:paragraph-count="2" meta:word-count="360" meta:character-count="2041" meta:non-whitespace-character-count="1674"/>
  </office:meta>
</office:document-meta>
</file>